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color="#800000"/>
    </style:style>
    <style:style style:name="co1" style:family="table-column">
      <style:table-column-properties fo:break-before="auto" style:column-width="15.29291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estionari_normalizz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Denominazione</text:p>
          </table:table-cell>
          <table:table-cell office:value-type="string" table:style-name="ce2">
            <text:p>Comune</text:p>
          </table:table-cell>
          <table:table-cell office:value-type="string" table:style-name="ce2">
            <text:p>Provincia</text:p>
          </table:table-cell>
          <table:table-cell office:value-type="string" table:style-name="ce2">
            <text:p>Indirizzo</text:p>
          </table:table-cell>
          <table:table-cell office:value-type="string" table:style-name="ce2">
            <text:p>Cap</text:p>
          </table:table-cell>
          <table:table-cell office:value-type="string" table:style-name="ce2">
            <text:p>Calendarizzata (sì/no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gnadello - Biblioteca Comunale</text:p>
          </table:table-cell>
          <table:table-cell office:value-type="string" table:style-name="ce1">
            <text:p>Agnadel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ni, 6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nicco - Biblioteca Comunale Remo Contardi</text:p>
          </table:table-cell>
          <table:table-cell office:value-type="string" table:style-name="ce1">
            <text:p>Annic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useppe Garibaldi, 6</text:p>
          </table:table-cell>
          <table:table-cell office:value-type="float" office:value="26021" table:style-name="ce1">
            <text:p>2602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zzanello - Biblioteca virtuale</text:p>
          </table:table-cell>
          <table:table-cell office:value-type="string" table:style-name="ce1">
            <text:p>Azzanel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gnolo Cremasco - Biblioteca Comunale</text:p>
          </table:table-cell>
          <table:table-cell office:value-type="string" table:style-name="ce1">
            <text:p>Bagnol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onemerse - Biblioteca Comunale</text:p>
          </table:table-cell>
          <table:table-cell office:value-type="string" table:style-name="ce1">
            <text:p>Bonemer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5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' d'Andrea - Biblioteca virtuale</text:p>
          </table:table-cell>
          <table:table-cell office:value-type="string" table:style-name="ce1">
            <text:p>Ca' d'Andre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lvatone - Biblioteca Comunale</text:p>
          </table:table-cell>
          <table:table-cell office:value-type="string" table:style-name="ce1">
            <text:p>Calva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mberto I, 112/A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misano - Biblioteca Comunale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Trieste, 5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ergnanica - Biblioteca Comunale</text:p>
          </table:table-cell>
          <table:table-cell office:value-type="string" table:style-name="ce1">
            <text:p>Capergnani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XI febbraio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ella de' Picenardi - Biblioteca virtuale</text:p>
          </table:table-cell>
          <table:table-cell office:value-type="string" table:style-name="ce1">
            <text:p>Cappella de' Picenard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ralba - Biblioteca Comunale</text:p>
          </table:table-cell>
          <table:table-cell office:value-type="string" table:style-name="ce1">
            <text:p>Capralb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iave,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buttano ed Uniti - Biblioteca UCL di Casalbuttano ed Uniti - Bordolano - Corte de' Cortesi</text:p>
          </table:table-cell>
          <table:table-cell office:value-type="string" table:style-name="ce1">
            <text:p>Casalbuttan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Jacini, 23</text:p>
          </table:table-cell>
          <table:table-cell office:value-type="float" office:value="26011" table:style-name="ce1">
            <text:p>2601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 Cremasco Vidolasco - Biblioteca Comunale</text:p>
          </table:table-cell>
          <table:table-cell office:value-type="string" table:style-name="ce1">
            <text:p>Casale Cremasco-Vidol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6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Ceredano - Biblioteca virtuale</text:p>
          </table:table-cell>
          <table:table-cell office:value-type="string" table:style-name="ce1">
            <text:p>Casaletto Cered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di Sopra - Biblioteca virtuale</text:p>
          </table:table-cell>
          <table:table-cell office:value-type="string" table:style-name="ce1">
            <text:p>Casaletto di Sopr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4" table:style-name="ce1">
            <text:p>26014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etto Vaprio - Biblioteca Comunale</text:p>
          </table:table-cell>
          <table:table-cell office:value-type="string" table:style-name="ce1">
            <text:p>Casaletto Vap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aggiore, 7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aggiore - Biblioteca Comunale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, 8</text:p>
          </table:table-cell>
          <table:table-cell office:value-type="float" office:value="26041" table:style-name="ce1">
            <text:p>260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morano - Biblioteca Comunale</text:p>
          </table:table-cell>
          <table:table-cell office:value-type="string" table:style-name="ce1">
            <text:p>Casalmor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on Ghidetti, 9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alpusterlengo – Biblioteca Comunale di Casalpusterlengo “Carlo Cattaneo”</text:p>
          </table:table-cell>
          <table:table-cell office:value-type="string" table:style-name="ce1">
            <text:p>Casalpusterlengo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Piazzetta Pusterla 7</text:p>
          </table:table-cell>
          <table:table-cell office:value-type="float" office:value="26841" table:style-name="ce1">
            <text:p>2684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 Gabbiano - Biblioteca virtuale</text:p>
          </table:table-cell>
          <table:table-cell office:value-type="string" table:style-name="ce1">
            <text:p>Castel Gabbi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didone - Biblioteca virtuale</text:p>
          </table:table-cell>
          <table:table-cell office:value-type="string" table:style-name="ce1">
            <text:p>Casteldid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leone - Biblioteca Comunale</text:p>
          </table:table-cell>
          <table:table-cell office:value-type="string" table:style-name="ce1">
            <text:p>Castelle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67</text:p>
          </table:table-cell>
          <table:table-cell office:value-type="float" office:value="26012" table:style-name="ce1">
            <text:p>2601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erde - Centro culturale Agorà</text:p>
          </table:table-cell>
          <table:table-cell office:value-type="string" table:style-name="ce1">
            <text:p>Castelverd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baldo Ferrari, 15</text:p>
          </table:table-cell>
          <table:table-cell office:value-type="float" office:value="26022" table:style-name="ce1">
            <text:p>2602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stelvisconti - Biblioteca virtuale</text:p>
          </table:table-cell>
          <table:table-cell office:value-type="string" table:style-name="ce1">
            <text:p>Castelviscont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lla Dati - Biblioteca Comunale Fiorino Soldi</text:p>
          </table:table-cell>
          <table:table-cell office:value-type="string" table:style-name="ce1">
            <text:p>Cella D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6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ve - Biblioteca Comunale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an Giorgio, 28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cognolo - Biblioteca virtuale</text:p>
          </table:table-cell>
          <table:table-cell office:value-type="string" table:style-name="ce1">
            <text:p>Cicognol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ngia de' Botti - Biblioteca Comunale</text:p>
          </table:table-cell>
          <table:table-cell office:value-type="string" table:style-name="ce1">
            <text:p>Cingia de' Bot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79</text:p>
          </table:table-cell>
          <table:table-cell office:value-type="float" office:value="26042" table:style-name="ce1">
            <text:p>2604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Cortesi con Cignone - Biblioteca virtuale</text:p>
          </table:table-cell>
          <table:table-cell office:value-type="string" table:style-name="ce1">
            <text:p>Corte de' Cortesi con Cignon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te de' Frati - Biblioteca Pubblica Comunale</text:p>
          </table:table-cell>
          <table:table-cell office:value-type="string" table:style-name="ce1">
            <text:p>Corte de' Fra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esare Battis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dera Rubbiano - Biblioteca Comunale</text:p>
          </table:table-cell>
          <table:table-cell office:value-type="string" table:style-name="ce1">
            <text:p>Credera Rubb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bbazia, 8/a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Comunale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verchi, 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a - Biblioteca del Museo Civic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49</text:p>
          </table:table-cell>
          <table:table-cell office:value-type="float" office:value="26013" table:style-name="ce1">
            <text:p>2601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Biblioteca del Centro di Documentazione Ambientale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esto, 41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Biblioteca Statale di Cremona + Centro di catalogazione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 - Centro Fumetto "Andrea Pazienza","Cremon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Ugolani Dati, 4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sano - Biblioteca virtuale</text:p>
          </table:table-cell>
          <table:table-cell office:value-type="string" table:style-name="ce1">
            <text:p>Cremos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otta d'Adda - Biblioteca virtuale</text:p>
          </table:table-cell>
          <table:table-cell office:value-type="string" table:style-name="ce1">
            <text:p>Crotta d'Ad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umignano sul Naviglio - Biblioteca virtuale</text:p>
          </table:table-cell>
          <table:table-cell office:value-type="string" table:style-name="ce1">
            <text:p>Cumignano sul Navigli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rovere - Biblioteca virtuale</text:p>
          </table:table-cell>
          <table:table-cell office:value-type="string" table:style-name="ce1">
            <text:p>Derovere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vera - Biblioteca Comunale</text:p>
          </table:table-cell>
          <table:table-cell office:value-type="string" table:style-name="ce1">
            <text:p>Dove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Oldrini 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esco - Biblioteca Comunale</text:p>
          </table:table-cell>
          <table:table-cell office:value-type="string" table:style-name="ce1">
            <text:p>Fie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Parini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rmigara - Biblioteca Comunale</text:p>
          </table:table-cell>
          <table:table-cell office:value-type="string" table:style-name="ce1">
            <text:p>Formig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Europa, 1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desco Pieve Delmona - Biblioteca Comunale</text:p>
          </table:table-cell>
          <table:table-cell office:value-type="string" table:style-name="ce1">
            <text:p>Gadesco-Pieve Del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Lonati 9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nivolta - Biblioteca Comunale</text:p>
          </table:table-cell>
          <table:table-cell office:value-type="string" table:style-name="ce1">
            <text:p>Genivol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20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erre de' Caprioli - Biblioteca virtuale</text:p>
          </table:table-cell>
          <table:table-cell office:value-type="string" table:style-name="ce1">
            <text:p>Gerre de' Capriol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ontardo - Biblioteca Comunale</text:p>
          </table:table-cell>
          <table:table-cell office:value-type="string" table:style-name="ce1">
            <text:p>Grontard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16</text:p>
          </table:table-cell>
          <table:table-cell office:value-type="float" office:value="26044" table:style-name="ce1">
            <text:p>2604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rumello Cremonese ed Uniti - Biblioteca Comunale</text:p>
          </table:table-cell>
          <table:table-cell office:value-type="string" table:style-name="ce1">
            <text:p>Grumello Cremones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</text:p>
          </table:table-cell>
          <table:table-cell office:value-type="float" office:value="26023" table:style-name="ce1">
            <text:p>2602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ussola - Biblioteca Comunale Giancarla Assandri</text:p>
          </table:table-cell>
          <table:table-cell office:value-type="string" table:style-name="ce1">
            <text:p>Gussol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Comaschi, 1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sola Dovarese - Biblioteca Comunale</text:p>
          </table:table-cell>
          <table:table-cell office:value-type="string" table:style-name="ce1">
            <text:p>Isola Dovares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iacomo Matteotti, 1</text:p>
          </table:table-cell>
          <table:table-cell office:value-type="float" office:value="26031" table:style-name="ce1">
            <text:p>26031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zano - Biblioteca Comunale</text:p>
          </table:table-cell>
          <table:table-cell office:value-type="string" table:style-name="ce1">
            <text:p>Iz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erardo da Izano, 4/C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dignano - Biblioteca Comunale</text:p>
          </table:table-cell>
          <table:table-cell office:value-type="string" table:style-name="ce1">
            <text:p>Mad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Portici, 4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lagnino - Biblioteca virtuale</text:p>
          </table:table-cell>
          <table:table-cell office:value-type="string" table:style-name="ce1">
            <text:p>Malagni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rtignana di Po - Biblioteca Comunale</text:p>
          </table:table-cell>
          <table:table-cell office:value-type="string" table:style-name="ce1">
            <text:p>Martignana di P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Libertà, 64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e Cremasco - Biblioteca Comunale</text:p>
          </table:table-cell>
          <table:table-cell office:value-type="string" table:style-name="ce1">
            <text:p>Mont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12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ntodine - Biblioteca Comunale</text:p>
          </table:table-cell>
          <table:table-cell office:value-type="string" table:style-name="ce1">
            <text:p>Montodi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XXV Aprile, 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scazzano - Biblioteca virtuale</text:p>
          </table:table-cell>
          <table:table-cell office:value-type="string" table:style-name="ce1">
            <text:p>Moscazzan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tta Baluffi - Biblioteca virtuale</text:p>
          </table:table-cell>
          <table:table-cell office:value-type="string" table:style-name="ce1">
            <text:p>Motta Baluffi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5" table:style-name="ce1">
            <text:p>26045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anengo - Biblioteca Comunale</text:p>
          </table:table-cell>
          <table:table-cell office:value-type="string" table:style-name="ce1">
            <text:p>Off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lavelli Martini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lmeneta - Biblioteca virtuale</text:p>
          </table:table-cell>
          <table:table-cell office:value-type="string" table:style-name="ce1">
            <text:p>Olmenet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stiano - Biblioteca Comunale</text:p>
          </table:table-cell>
          <table:table-cell office:value-type="string" table:style-name="ce1">
            <text:p>Osti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zzini, 1</text:p>
          </table:table-cell>
          <table:table-cell office:value-type="float" office:value="26032" table:style-name="ce1">
            <text:p>26032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derno Ponchielli - Biblioteca Comunale</text:p>
          </table:table-cell>
          <table:table-cell office:value-type="string" table:style-name="ce1">
            <text:p>Paderno Ponchiell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colo Municipio, 3</text:p>
          </table:table-cell>
          <table:table-cell office:value-type="float" office:value="26024" table:style-name="ce1">
            <text:p>2602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lazzo Pignano - Biblioteca Comunale</text:p>
          </table:table-cell>
          <table:table-cell office:value-type="string" table:style-name="ce1">
            <text:p>Palazzo Pi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Marco Polo, 31</text:p>
          </table:table-cell>
          <table:table-cell office:value-type="float" office:value="26020" table:style-name="ce1">
            <text:p>26020</text:p>
          </table:table-cell>
          <table:table-cell office:value-type="string" table:style-name="ce3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andino - Biblioteca Comunale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astello, 15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sico Dosimo - Biblioteca Comunale</text:p>
          </table:table-cell>
          <table:table-cell office:value-type="string" table:style-name="ce1">
            <text:p>Persico Dosim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Albert ,7</text:p>
          </table:table-cell>
          <table:table-cell office:value-type="float" office:value="26043" table:style-name="ce1">
            <text:p>2604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scarolo ed Uniti - Biblioteca Comunale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Mazzini, 73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dena - Biblioteca UCL di Piadena e Drizzona</text:p>
          </table:table-cell>
          <table:table-cell office:value-type="string" table:style-name="ce1">
            <text:p>Piade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latina, 40</text:p>
          </table:table-cell>
          <table:table-cell office:value-type="float" office:value="26034" table:style-name="ce1">
            <text:p>2603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anengo - Biblioteca Comunale</text:p>
          </table:table-cell>
          <table:table-cell office:value-type="string" table:style-name="ce1">
            <text:p>Pi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9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eranica - Biblioteca virtuale</text:p>
          </table:table-cell>
          <table:table-cell office:value-type="string" table:style-name="ce1">
            <text:p>Pieranic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7" table:style-name="ce1">
            <text:p>26017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izzighettone - Biblioteca Comunale</text:p>
          </table:table-cell>
          <table:table-cell office:value-type="string" table:style-name="ce1">
            <text:p>Pizzighetton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e Garibaldi, 18</text:p>
          </table:table-cell>
          <table:table-cell office:value-type="float" office:value="26026" table:style-name="ce1">
            <text:p>2602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unto di scambio con la Provincia di Brescia</text:p>
          </table:table-cell>
          <table:table-cell office:value-type="string" table:style-name="ce4">
            <text:p>Manerbio</text:p>
          </table:table-cell>
          <table:table-cell office:value-type="string" table:style-name="ce1">
            <text:p>BS</text:p>
          </table:table-cell>
          <table:table-cell office:value-type="string" table:style-name="ce1">
            <text:p>VIA INSURREZIONE NAZIONALE</text:p>
          </table:table-cell>
          <table:table-cell office:value-type="float" office:value="25025" table:style-name="ce1">
            <text:p>2502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Punto di scambio con la Provincia di Mantova</text:p>
          </table:table-cell>
          <table:table-cell office:value-type="string" table:style-name="ce4">
            <text:p>Viadana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Piazza A. Manzoni, 2</text:p>
          </table:table-cell>
          <table:table-cell office:value-type="float" office:value="46019" table:style-name="ce1">
            <text:p>4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cengo - Biblioteca Comunale</text:p>
          </table:table-cell>
          <table:table-cell office:value-type="string" table:style-name="ce1">
            <text:p>Ric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glielmo Marconi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Arpina - Biblioteca Comunale</text:p>
          </table:table-cell>
          <table:table-cell office:value-type="string" table:style-name="ce1">
            <text:p>Ripalta Arp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Guglielmo Marconi, 1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Cremasca - Biblioteca comunale</text:p>
          </table:table-cell>
          <table:table-cell office:value-type="string" table:style-name="ce1">
            <text:p>Ripalta Cremasc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palta Guerina - Biblioteca Comunale</text:p>
          </table:table-cell>
          <table:table-cell office:value-type="string" table:style-name="ce1">
            <text:p>Ripalta Guer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Trento, 5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arolo del Re ed Uniti - Biblioteca comunale</text:p>
          </table:table-cell>
          <table:table-cell office:value-type="string" table:style-name="ce1">
            <text:p>Rivarolo del Re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ovanni XXIII, 5</text:p>
          </table:table-cell>
          <table:table-cell office:value-type="float" office:value="26036" table:style-name="ce1">
            <text:p>2603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ivolta d'Adda - Biblioteca Comunale</text:p>
          </table:table-cell>
          <table:table-cell office:value-type="string" table:style-name="ce1">
            <text:p>Rivolta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Stefano Renzi, 5</text:p>
          </table:table-cell>
          <table:table-cell office:value-type="float" office:value="26027" table:style-name="ce1">
            <text:p>2602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manengo - Biblioteca Comunale</text:p>
          </table:table-cell>
          <table:table-cell office:value-type="string" table:style-name="ce1">
            <text:p>Romaneng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uaiarini, 14</text:p>
          </table:table-cell>
          <table:table-cell office:value-type="float" office:value="26014" table:style-name="ce1">
            <text:p>26014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lvirola - Biblioteca virtuale</text:p>
          </table:table-cell>
          <table:table-cell office:value-type="string" table:style-name="ce1">
            <text:p>Salvirol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10" table:style-name="ce1">
            <text:p>2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Bassano - Biblioteca Comunale</text:p>
          </table:table-cell>
          <table:table-cell office:value-type="string" table:style-name="ce1">
            <text:p>San Bass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Mons. Frosi (ex piazza Scuole)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Daniele Po - Biblioteca virtuale</text:p>
          </table:table-cell>
          <table:table-cell office:value-type="string" table:style-name="ce1">
            <text:p>San Daniele P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46" table:style-name="ce1">
            <text:p>26046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Giovanni in Croce - Biblioteca Comunale</text:p>
          </table:table-cell>
          <table:table-cell office:value-type="string" table:style-name="ce1">
            <text:p>San Giovanni in Croc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udatari, 25 A</text:p>
          </table:table-cell>
          <table:table-cell office:value-type="float" office:value="26037" table:style-name="ce1">
            <text:p>2603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 Martino del Lago - Biblioteca virtuale</text:p>
          </table:table-cell>
          <table:table-cell office:value-type="string" table:style-name="ce1">
            <text:p>San Martino del La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46010" table:style-name="ce1">
            <text:p>4601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andolara Ravara - Biblioteca Comunale UCL Municipia</text:p>
          </table:table-cell>
          <table:table-cell office:value-type="string" table:style-name="ce1">
            <text:p>Scandolara Ravar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tali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rgnano - Biblioteca Comunale</text:p>
          </table:table-cell>
          <table:table-cell office:value-type="string" table:style-name="ce1">
            <text:p>Sergna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IV Novembre, <text:s/>10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esto ed Uniti - Biblioteca Comunale</text:p>
          </table:table-cell>
          <table:table-cell office:value-type="string" table:style-name="ce1">
            <text:p>Sesto ed Uniti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4</text:p>
          </table:table-cell>
          <table:table-cell office:value-type="float" office:value="26028" table:style-name="ce1">
            <text:p>2602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rolo Rainerio - Biblioteca Comunale</text:p>
          </table:table-cell>
          <table:table-cell office:value-type="string" table:style-name="ce1">
            <text:p>Solarolo Raineri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useppina, 81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ncino - Biblioteca Comunale Aldo Moro</text:p>
          </table:table-cell>
          <table:table-cell office:value-type="string" table:style-name="ce1">
            <text:p>Soncin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23</text:p>
          </table:table-cell>
          <table:table-cell office:value-type="float" office:value="26029" table:style-name="ce1">
            <text:p>2602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resina - Biblioteca Comunale Prof. R. Cabrini</text:p>
          </table:table-cell>
          <table:table-cell office:value-type="string" table:style-name="ce1">
            <text:p>Soresi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Giacomo Matteotti, 6</text:p>
          </table:table-cell>
          <table:table-cell office:value-type="float" office:value="26015" table:style-name="ce1">
            <text:p>26015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spiro - Biblioteca Comunale</text:p>
          </table:table-cell>
          <table:table-cell office:value-type="string" table:style-name="ce1">
            <text:p>Sospir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Europa, 2</text:p>
          </table:table-cell>
          <table:table-cell office:value-type="float" office:value="26048" table:style-name="ce1">
            <text:p>2604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eda - Biblioteca virtuale</text:p>
          </table:table-cell>
          <table:table-cell office:value-type="string" table:style-name="ce1">
            <text:p>Spineda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pino d'Adda - Biblioteca Comunale</text:p>
          </table:table-cell>
          <table:table-cell office:value-type="string" table:style-name="ce1">
            <text:p>Spino d'Add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Circonvallazione, 13</text:p>
          </table:table-cell>
          <table:table-cell office:value-type="float" office:value="26016" table:style-name="ce1">
            <text:p>26016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icengo - Biblioteca virtuale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20" table:style-name="ce1">
            <text:p>2602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nata - Biblioteca Comunale</text:p>
          </table:table-cell>
          <table:table-cell office:value-type="string" table:style-name="ce1">
            <text:p>Tornat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abbri, 10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rricella del Pizzo - Biblioteca Comunale</text:p>
          </table:table-cell>
          <table:table-cell office:value-type="string" table:style-name="ce1">
            <text:p>Torricella del Pizz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</text:p>
          </table:table-cell>
          <table:table-cell office:value-type="float" office:value="26040" table:style-name="ce1">
            <text:p>2604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escore Cremasco - Biblioteca Comunale</text:p>
          </table:table-cell>
          <table:table-cell office:value-type="string" table:style-name="ce1">
            <text:p>Trescore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Vittorio Veneto, 1</text:p>
          </table:table-cell>
          <table:table-cell office:value-type="float" office:value="26017" table:style-name="ce1">
            <text:p>26017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golo - Biblioteca Comunale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Roma, 26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ano Cremasco - Biblioteca Comunale</text:p>
          </table:table-cell>
          <table:table-cell office:value-type="string" table:style-name="ce1">
            <text:p>Vaiano Cremasc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<text:s/>Gloriosi Caduti, 3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ailate - Biblioteca Comunale</text:p>
          </table:table-cell>
          <table:table-cell office:value-type="string" table:style-name="ce1">
            <text:p>Vailat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Dante Alighieri, 7</text:p>
          </table:table-cell>
          <table:table-cell office:value-type="float" office:value="26019" table:style-name="ce1">
            <text:p>2601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escovato - Biblioteca Comunale</text:p>
          </table:table-cell>
          <table:table-cell office:value-type="string" table:style-name="ce1">
            <text:p>Vescovato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piazza Roma, 44</text:p>
          </table:table-cell>
          <table:table-cell office:value-type="float" office:value="26039" table:style-name="ce1">
            <text:p>26039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ongo - Biblioteca virtuale</text:p>
          </table:table-cell>
          <table:table-cell office:value-type="string" table:style-name="ce1">
            <text:p>Volong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tido - Biblioteca virtuale</text:p>
          </table:table-cell>
          <table:table-cell office:value-type="string" table:style-name="ce1">
            <text:p>Voltido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float" office:value="26030" table:style-name="ce1">
            <text:p>2603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iceo statale “Daniele Manin”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Felice Cavallotti,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iceo "Sofonisba Anguissola"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estro, 30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Cremona-M.I.T.O. (casa circondariale)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osca n.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remona-A.R.T.E. (casa circondariale)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Via Palosca n. 2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sì</text:p>
          </table:table-cell>
          <table:table-cell table:number-columns-repeated="16378"/>
        </table:table-row>
        <table:table-row table:number-rows-repeated="1048468" table:style-name="ro2">
          <table:table-cell table:number-columns-repeated="16384"/>
        </table:table-row>
      </table:table>
      <table:database-ranges>
        <table:database-range table:target-range-address="Questionari_normalizza.F1:Questionari_normalizza.F10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Max</dc:creator>
    <dc:date>2020-07-21T13:53:53Z</dc:date>
    <meta:editing-cycles>24</meta:editing-cycles>
    <meta:editing-duration>PT13183S</meta:editing-duration>
  </office:meta>
</office:document-meta>
</file>